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2" style:family="table">
      <style:table-properties style:width="6.2681in" fo:margin-left="0.0007in" fo:margin-top="0in" fo:margin-bottom="0in" table:align="left" style:writing-mode="page"/>
    </style:style>
    <style:style style:name="Table2.A" style:family="table-column">
      <style:table-column-properties style:column-width="1.4583in"/>
    </style:style>
    <style:style style:name="Table2.B" style:family="table-column">
      <style:table-column-properties style:column-width="4.809in"/>
    </style:style>
    <style:style style:name="Table2.1" style:family="table-row">
      <style:table-row-properties fo:keep-together="auto"/>
    </style:style>
    <style:style style:name="Table2.A1" style:family="table-cell">
      <style:table-cell-properties fo:background-color="#ebf3fb" fo:padding-left="0.0833in" fo:padding-right="0.0833in" fo:padding-top="0.0556in" fo:padding-bottom="0.0556in" fo:border="0.1pt solid #cccccc">
        <style:background-image/>
      </style:table-cell-properties>
    </style:style>
    <style:style style:name="Table2.B1" style:family="table-cell">
      <style:table-cell-properties fo:background-color="#ffffff" fo:padding-left="0.0833in" fo:padding-right="0.0833in" fo:padding-top="0.0556in" fo:padding-bottom="0.0556in" fo:border="0.1pt solid #cccccc">
        <style:background-image/>
      </style:table-cell-properties>
    </style:style>
    <style:style style:name="Table3" style:family="table">
      <style:table-properties style:width="6.2681in" fo:margin-left="0.0007in" fo:margin-top="0in" fo:margin-bottom="0in" table:align="left" style:writing-mode="page"/>
    </style:style>
    <style:style style:name="Table3.A" style:family="table-column">
      <style:table-column-properties style:column-width="1.4583in"/>
    </style:style>
    <style:style style:name="Table3.B" style:family="table-column">
      <style:table-column-properties style:column-width="4.809in"/>
    </style:style>
    <style:style style:name="Table3.1" style:family="table-row">
      <style:table-row-properties fo:keep-together="auto"/>
    </style:style>
    <style:style style:name="Table3.A1" style:family="table-cell">
      <style:table-cell-properties fo:background-color="#ebf3fb" fo:padding-left="0.0833in" fo:padding-right="0.0833in" fo:padding-top="0.0556in" fo:padding-bottom="0.0556in" fo:border="0.1pt solid #cccccc">
        <style:background-image/>
      </style:table-cell-properties>
    </style:style>
    <style:style style:name="Table3.B1" style:family="table-cell">
      <style:table-cell-properties fo:background-color="#ffffff" fo:padding-left="0.0833in" fo:padding-right="0.0833in" fo:padding-top="0.0556in" fo:padding-bottom="0.0556in" fo:border="0.1pt solid #cccccc">
        <style:background-image/>
      </style:table-cell-properties>
    </style:style>
    <style:style style:name="Table4" style:family="table">
      <style:table-properties style:width="6.2681in" fo:margin-left="0.0007in" fo:margin-top="0in" fo:margin-bottom="0in" table:align="left" style:writing-mode="page"/>
    </style:style>
    <style:style style:name="Table4.A" style:family="table-column">
      <style:table-column-properties style:column-width="1.4583in"/>
    </style:style>
    <style:style style:name="Table4.B" style:family="table-column">
      <style:table-column-properties style:column-width="4.809in"/>
    </style:style>
    <style:style style:name="Table4.1" style:family="table-row">
      <style:table-row-properties fo:keep-together="auto"/>
    </style:style>
    <style:style style:name="Table4.A1" style:family="table-cell">
      <style:table-cell-properties fo:background-color="#ebf3fb" fo:padding-left="0.0833in" fo:padding-right="0.0833in" fo:padding-top="0.0556in" fo:padding-bottom="0.0556in" fo:border="0.1pt solid #cccccc">
        <style:background-image/>
      </style:table-cell-properties>
    </style:style>
    <style:style style:name="Table4.B1" style:family="table-cell">
      <style:table-cell-properties fo:background-color="#ffffff" fo:padding-left="0.0833in" fo:padding-right="0.0833in" fo:padding-top="0.0556in" fo:padding-bottom="0.0556in" fo:border="0.1pt solid #cccccc">
        <style:background-image/>
      </style:table-cell-properties>
    </style:style>
    <style:style style:name="Table9" style:family="table">
      <style:table-properties style:width="6.2688in" fo:margin-left="0.0007in" fo:margin-top="0in" fo:margin-bottom="0in" table:align="left" style:writing-mode="page"/>
    </style:style>
    <style:style style:name="Table9.A" style:family="table-column">
      <style:table-column-properties style:column-width="2.6229in"/>
    </style:style>
    <style:style style:name="Table9.B" style:family="table-column">
      <style:table-column-properties style:column-width="3.6458in"/>
    </style:style>
    <style:style style:name="Table9.1" style:family="table-row">
      <style:table-row-properties fo:keep-together="auto"/>
    </style:style>
    <style:style style:name="Table9.A1" style:family="table-cell">
      <style:table-cell-properties fo:background-color="#ebf3fb" fo:padding-left="0.0833in" fo:padding-right="0.0833in" fo:padding-top="0.0556in" fo:padding-bottom="0.0556in" fo:border="0.1pt solid #cccccc">
        <style:background-image/>
      </style:table-cell-properties>
    </style:style>
    <style:style style:name="Table9.B1" style:family="table-cell">
      <style:table-cell-properties fo:background-color="#ffffff" fo:padding-left="0.0833in" fo:padding-right="0.0833in" fo:padding-top="0.0556in" fo:padding-bottom="0.0556in" fo:border="0.1pt solid #cccccc">
        <style:background-image/>
      </style:table-cell-properties>
    </style:style>
    <style:style style:name="Table10" style:family="table">
      <style:table-properties style:width="6.2688in" fo:margin-left="0.0007in" fo:margin-top="0in" fo:margin-bottom="0in" table:align="left" style:writing-mode="page"/>
    </style:style>
    <style:style style:name="Table10.A" style:family="table-column">
      <style:table-column-properties style:column-width="1.7361in"/>
    </style:style>
    <style:style style:name="Table10.B" style:family="table-column">
      <style:table-column-properties style:column-width="1.3889in"/>
    </style:style>
    <style:style style:name="Table10.C" style:family="table-column">
      <style:table-column-properties style:column-width="3.1438in"/>
    </style:style>
    <style:style style:name="Table10.1" style:family="table-row">
      <style:table-row-properties fo:keep-together="auto"/>
    </style:style>
    <style:style style:name="Table10.A1" style:family="table-cell">
      <style:table-cell-properties fo:background-color="#1f3864" fo:padding-left="0.0833in" fo:padding-right="0.0833in" fo:padding-top="0.0556in" fo:padding-bottom="0.0556in" fo:border="0.1pt solid #cccccc">
        <style:background-image/>
      </style:table-cell-properties>
    </style:style>
    <style:style style:name="Table10.A2" style:family="table-cell">
      <style:table-cell-properties fo:background-color="#f0f4ff" fo:padding-left="0.0833in" fo:padding-right="0.0833in" fo:padding-top="0.0556in" fo:padding-bottom="0.0556in" fo:border="0.1pt solid #cccccc">
        <style:background-image/>
      </style:table-cell-properties>
    </style:style>
    <style:style style:name="Table10.B2" style:family="table-cell">
      <style:table-cell-properties fo:background-color="#ffffff" fo:padding-left="0.0833in" fo:padding-right="0.0833in" fo:padding-top="0.0556in" fo:padding-bottom="0.0556in" fo:border="0.1pt solid #cccccc">
        <style:background-image/>
      </style:table-cell-properties>
    </style:style>
    <style:style style:name="P1" style:family="paragraph" style:parent-style-name="Standard">
      <style:paragraph-properties fo:margin-top="0.4165in" fo:margin-bottom="0in" style:contextual-spacing="false"/>
    </style:style>
    <style:style style:name="P2" style:family="paragraph" style:parent-style-name="Standard">
      <style:paragraph-properties fo:margin-top="0in" fo:margin-bottom="0.0835in" style:contextual-spacing="false" fo:text-align="center" style:justify-single-word="false"/>
      <style:text-properties officeooo:rsid="0014ef82" officeooo:paragraph-rsid="0014ef82"/>
    </style:style>
    <style:style style:name="P3" style:family="paragraph" style:parent-style-name="Standard">
      <style:paragraph-properties fo:margin-top="0in" fo:margin-bottom="0.0555in" style:contextual-spacing="false" fo:text-align="center" style:justify-single-word="false"/>
      <style:text-properties officeooo:rsid="0014ef82" officeooo:paragraph-rsid="0014ef82"/>
    </style:style>
    <style:style style:name="P4" style:family="paragraph" style:parent-style-name="Standard">
      <style:paragraph-properties fo:margin-top="0in" fo:margin-bottom="0.4165in" style:contextual-spacing="false" fo:text-align="center" style:justify-single-word="false"/>
    </style:style>
    <style:style style:name="P5" style:family="paragraph" style:parent-style-name="Standard">
      <style:paragraph-properties fo:margin-top="0.1252in" fo:margin-bottom="0.1252in" style:contextual-spacing="false" fo:padding-left="0in" fo:padding-right="0in" fo:padding-top="0in" fo:padding-bottom="0.0138in" fo:border-left="none" fo:border-right="none" fo:border-top="none" fo:border-bottom="0.51pt solid #bbbbbb"/>
    </style:style>
    <style:style style:name="P6" style:family="paragraph" style:parent-style-name="Standard">
      <style:paragraph-properties fo:margin-top="0.111in" fo:margin-bottom="0.028in" style:contextual-spacing="false"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style>
    <style:style style:name="P9" style:family="paragraph" style:parent-style-name="Heading_20_1">
      <style:paragraph-properties fo:margin-top="0.3335in" fo:margin-bottom="0.111in" style:contextual-spacing="false"/>
    </style:style>
    <style:style style:name="P10" style:family="paragraph" style:parent-style-name="Standard">
      <style:paragraph-properties fo:margin-top="0.0417in" fo:margin-bottom="0.0693in" style:contextual-spacing="false"/>
    </style:style>
    <style:style style:name="P11" style:family="paragraph" style:parent-style-name="Standard">
      <style:paragraph-properties fo:margin-top="0.0693in" fo:margin-bottom="0in" style:contextual-spacing="false"/>
    </style:style>
    <style:style style:name="P12" style:family="paragraph" style:parent-style-name="Heading_20_2">
      <style:paragraph-properties fo:margin-top="0.222in" fo:margin-bottom="0.0835in" style:contextual-spacing="false"/>
    </style:style>
    <style:style style:name="P13" style:family="paragraph" style:parent-style-name="Standard">
      <style:paragraph-properties fo:margin-top="0.0417in" fo:margin-bottom="0.0693in" style:contextual-spacing="false"/>
      <style:text-properties officeooo:paragraph-rsid="0014ef82"/>
    </style:style>
    <style:style style:name="P14" style:family="paragraph" style:parent-style-name="List_20_Paragraph" style:list-style-name="WWNum2">
      <style:paragraph-properties fo:margin-top="0.028in" fo:margin-bottom="0.028in" style:contextual-spacing="false"/>
    </style:style>
    <style:style style:name="P15" style:family="paragraph" style:parent-style-name="List_20_Paragraph" style:list-style-name="WWNum2">
      <style:paragraph-properties fo:margin-top="0.028in" fo:margin-bottom="0.028in" style:contextual-spacing="false"/>
      <style:text-properties officeooo:paragraph-rsid="0014ef82"/>
    </style:style>
    <style:style style:name="P16" style:family="paragraph" style:parent-style-name="Standard">
      <style:paragraph-properties fo:margin-top="0.2083in" fo:margin-bottom="0in" style:contextual-spacing="false"/>
    </style:style>
    <style:style style:name="P17" style:family="paragraph" style:parent-style-name="Standard">
      <style:paragraph-properties fo:margin-top="0.0417in" fo:margin-bottom="0.0693in" style:contextual-spacing="false"/>
      <style:text-properties officeooo:paragraph-rsid="00155bfe"/>
    </style:style>
    <style:style style:name="P18" style:family="paragraph" style:parent-style-name="Heading_20_2">
      <style:paragraph-properties fo:margin-top="0.222in" fo:margin-bottom="0.0835in" style:contextual-spacing="false"/>
      <style:text-properties officeooo:paragraph-rsid="00155bfe"/>
    </style:style>
    <style:style style:name="P19" style:family="paragraph" style:parent-style-name="Standard">
      <style:paragraph-properties fo:margin-left="0.389in" fo:margin-top="0.028in" fo:margin-bottom="0.028in" style:contextual-spacing="false"/>
    </style:style>
    <style:style style:name="P20" style:family="paragraph" style:parent-style-name="Heading_20_2">
      <style:paragraph-properties fo:margin-top="0.222in" fo:margin-bottom="0.0835in" style:contextual-spacing="false"/>
      <style:text-properties officeooo:paragraph-rsid="0016b80c"/>
    </style:style>
    <style:style style:name="P21" style:family="paragraph" style:parent-style-name="Heading_20_1">
      <style:paragraph-properties fo:margin-top="0.3335in" fo:margin-bottom="0.111in" style:contextual-spacing="false"/>
      <style:text-properties fo:color="#1f3864" loext:opacity="100%" style:font-name="Arial" fo:font-size="18pt" fo:font-weight="bold" officeooo:rsid="001786e2" style:font-name-asian="Arial3" style:font-size-asian="18pt" style:font-weight-asian="bold" style:font-name-complex="Arial3" style:font-size-complex="18pt" style:font-weight-complex="bold"/>
    </style:style>
    <style:style style:name="P22" style:family="paragraph" style:parent-style-name="Heading_20_3">
      <style:paragraph-properties fo:margin-top="0.1665in" fo:margin-bottom="0.0555in" style:contextual-spacing="false"/>
    </style:style>
    <style:style style:name="P23" style:family="paragraph" style:parent-style-name="Standard">
      <style:paragraph-properties fo:margin-top="0.0417in" fo:margin-bottom="0.0693in" style:contextual-spacing="false"/>
      <style:text-properties style:font-name="Arial" fo:font-size="11pt" style:font-name-asian="Arial3" style:font-size-asian="11pt" style:font-name-complex="Arial3" style:font-size-complex="11pt"/>
    </style:style>
    <style:style style:name="P24" style:family="paragraph" style:parent-style-name="Standard">
      <style:paragraph-properties fo:margin-top="0.0417in" fo:margin-bottom="0.0693in" style:contextual-spacing="false"/>
      <style:text-properties officeooo:paragraph-rsid="001786e2"/>
    </style:style>
    <style:style style:name="P25" style:family="paragraph" style:parent-style-name="Standard">
      <style:paragraph-properties fo:margin-left="0in" fo:margin-top="0.028in" fo:margin-bottom="0.028in" style:contextual-spacing="false" fo:text-indent="0in" style:auto-text-indent="false"/>
      <style:text-properties fo:color="#2b2b2b" loext:opacity="100%" style:font-name="Courier New" fo:font-size="9pt" style:font-name-asian="Courier New1" style:font-size-asian="9pt" style:font-name-complex="Courier New1" style:font-size-complex="9pt"/>
    </style:style>
    <style:style style:name="P26" style:family="paragraph" style:parent-style-name="Standard">
      <style:paragraph-properties fo:margin-left="0in" fo:margin-top="0.028in" fo:margin-bottom="0.028in" style:contextual-spacing="false" fo:text-indent="0in" style:auto-text-indent="false"/>
      <style:text-properties officeooo:paragraph-rsid="0017a6a9"/>
    </style:style>
    <style:style style:name="P27" style:family="paragraph" style:parent-style-name="Heading_20_1">
      <style:paragraph-properties fo:margin-top="0.3335in" fo:margin-bottom="0.111in" style:contextual-spacing="false"/>
      <style:text-properties officeooo:paragraph-rsid="00184c66"/>
    </style:style>
    <style:style style:name="P28" style:family="paragraph" style:parent-style-name="Heading_20_2">
      <style:paragraph-properties fo:margin-top="0.222in" fo:margin-bottom="0.0835in" style:contextual-spacing="false"/>
      <style:text-properties fo:color="#2e5090" loext:opacity="100%" style:font-name="Arial" fo:font-size="14pt" fo:font-weight="bold" officeooo:paragraph-rsid="00184c66" style:font-name-asian="Arial3" style:font-size-asian="14pt" style:font-weight-asian="bold" style:font-name-complex="Arial3" style:font-size-complex="14pt" style:font-weight-complex="bold"/>
    </style:style>
    <style:style style:name="P29" style:family="paragraph" style:parent-style-name="Text_20_body">
      <style:paragraph-properties fo:margin-top="0.0417in" fo:margin-bottom="0.0693in" style:contextual-spacing="false"/>
      <style:text-properties style:font-name="Arial" fo:font-size="11pt" officeooo:paragraph-rsid="00184c66" style:font-name-asian="Arial3" style:font-size-asian="11pt" style:font-name-complex="Arial3" style:font-size-complex="11pt"/>
    </style:style>
    <style:style style:name="P30" style:family="paragraph" style:parent-style-name="Text_20_body" style:list-style-name="L1">
      <style:paragraph-properties fo:margin-top="0.0417in" fo:margin-bottom="0in" style:contextual-spacing="false"/>
    </style:style>
    <style:style style:name="P31" style:family="paragraph" style:parent-style-name="Text_20_body" style:list-style-name="L1">
      <style:paragraph-properties fo:margin-top="0.0417in" fo:margin-bottom="0.1965in" style:contextual-spacing="false"/>
    </style:style>
    <style:style style:name="P32" style:family="paragraph" style:parent-style-name="Standard">
      <style:paragraph-properties fo:margin-top="0.0417in" fo:margin-bottom="0.0693in" style:contextual-spacing="false"/>
      <style:text-properties style:font-name="Arial" fo:font-size="11pt" fo:font-weight="bold" officeooo:paragraph-rsid="00184c66" style:font-name-asian="Arial3" style:font-size-asian="11pt" style:font-weight-asian="bold" style:font-name-complex="Arial3" style:font-size-complex="11pt" style:font-weight-complex="bold"/>
    </style:style>
    <style:style style:name="P33" style:family="paragraph" style:parent-style-name="Text_20_body" style:list-style-name="L2">
      <style:paragraph-properties fo:margin-top="0.0693in" fo:margin-bottom="0in" style:contextual-spacing="false"/>
      <style:text-properties officeooo:paragraph-rsid="00184c66"/>
    </style:style>
    <style:style style:name="P34" style:family="paragraph" style:parent-style-name="Text_20_body" style:list-style-name="L2">
      <style:paragraph-properties fo:margin-top="0.0693in" fo:margin-bottom="0in" style:contextual-spacing="false"/>
    </style:style>
    <style:style style:name="P35" style:family="paragraph" style:parent-style-name="Standard">
      <style:paragraph-properties fo:margin-top="0.0417in" fo:margin-bottom="0.0693in" style:contextual-spacing="false"/>
      <style:text-properties style:font-name="Arial" fo:font-size="11pt" fo:font-weight="bold" officeooo:rsid="001b5df7" officeooo:paragraph-rsid="001b5df7" style:font-name-asian="Arial3" style:font-size-asian="11pt" style:font-weight-asian="bold" style:font-name-complex="Arial3" style:font-size-complex="11pt" style:font-weight-complex="bold"/>
    </style:style>
    <style:style style:name="P36" style:family="paragraph" style:parent-style-name="Standard" style:list-style-name="L3">
      <style:paragraph-properties fo:margin-top="0.0417in" fo:margin-bottom="0.0693in" style:contextual-spacing="false"/>
      <style:text-properties style:font-name="Arial" fo:font-size="11pt" officeooo:rsid="001b5df7" officeooo:paragraph-rsid="001b5df7" style:font-name-asian="Arial3" style:font-size-asian="11pt" style:font-name-complex="Arial3" style:font-size-complex="11pt"/>
    </style:style>
    <style:style style:name="P37" style:family="paragraph" style:parent-style-name="Text_20_body" style:list-style-name="L3">
      <style:paragraph-properties fo:margin-top="0.0417in" fo:margin-bottom="0.0693in" style:contextual-spacing="false"/>
      <style:text-properties style:font-name="Arial" fo:font-size="11pt" officeooo:rsid="001b5df7" officeooo:paragraph-rsid="001b5df7" style:font-name-asian="Arial3" style:font-size-asian="11pt" style:font-name-complex="Arial3" style:font-size-complex="11pt"/>
    </style:style>
    <style:style style:name="P38" style:family="paragraph" style:parent-style-name="Text_20_body" style:list-style-name="L3">
      <style:paragraph-properties fo:margin-top="0.0417in" fo:margin-bottom="0.0693in" style:contextual-spacing="false"/>
      <style:text-properties officeooo:rsid="001b5df7"/>
    </style:style>
    <style:style style:name="P39" style:family="paragraph" style:parent-style-name="Text_20_body">
      <style:paragraph-properties fo:margin-top="0.0417in" fo:margin-bottom="0.0693in" style:contextual-spacing="false"/>
      <style:text-properties fo:font-weight="bold" officeooo:rsid="001b5df7" officeooo:paragraph-rsid="001b5df7" style:font-weight-asian="bold" style:font-weight-complex="bold"/>
    </style:style>
    <style:style style:name="P40" style:family="paragraph" style:parent-style-name="Text_20_body" style:list-style-name="L4">
      <style:paragraph-properties fo:margin-top="0.0417in" fo:margin-bottom="0.0693in" style:contextual-spacing="false"/>
      <style:text-properties fo:font-weight="normal" officeooo:rsid="001b5df7" officeooo:paragraph-rsid="001b5df7" style:font-weight-asian="normal" style:font-weight-complex="normal"/>
    </style:style>
    <style:style style:name="P41" style:family="paragraph" style:parent-style-name="Text_20_body" style:list-style-name="L4">
      <style:paragraph-properties fo:margin-top="0.0417in" fo:margin-bottom="0in" style:contextual-spacing="false"/>
      <style:text-properties officeooo:rsid="001b5df7"/>
    </style:style>
    <style:style style:name="P42" style:family="paragraph" style:parent-style-name="Text_20_body" style:list-style-name="L4">
      <style:paragraph-properties fo:margin-top="0.0417in" fo:margin-bottom="0.0693in" style:contextual-spacing="false"/>
      <style:text-properties officeooo:paragraph-rsid="001dd0b1"/>
    </style:style>
    <style:style style:name="P43" style:family="paragraph" style:parent-style-name="Text_20_body">
      <style:paragraph-properties fo:margin-top="0.0417in" fo:margin-bottom="0.0693in" style:contextual-spacing="false"/>
      <style:text-properties officeooo:paragraph-rsid="001dd0b1"/>
    </style:style>
    <style:style style:name="P44" style:family="paragraph" style:parent-style-name="Text_20_body">
      <style:paragraph-properties fo:margin-top="0.0417in" fo:margin-bottom="0.0693in" style:contextual-spacing="false"/>
      <style:text-properties fo:font-weight="bold" officeooo:paragraph-rsid="001dd0b1" style:font-weight-asian="bold" style:font-weight-complex="bold"/>
    </style:style>
    <style:style style:name="P45" style:family="paragraph" style:parent-style-name="Text_20_body">
      <style:paragraph-properties fo:margin-top="0.0417in" fo:margin-bottom="0.0693in" style:contextual-spacing="false"/>
      <style:text-properties officeooo:rsid="001dd0b1" officeooo:paragraph-rsid="001dd0b1"/>
    </style:style>
    <style:style style:name="P46" style:family="paragraph" style:parent-style-name="Heading_20_1">
      <style:paragraph-properties fo:margin-top="0.3335in" fo:margin-bottom="0.111in" style:contextual-spacing="false"/>
      <style:text-properties fo:color="#1f3864" loext:opacity="100%" style:font-name="Arial" fo:font-size="18pt" fo:font-weight="bold" style:font-name-asian="Arial3" style:font-size-asian="18pt" style:font-weight-asian="bold" style:font-name-complex="Arial3" style:font-size-complex="18pt" style:font-weight-complex="bold"/>
    </style:style>
    <style:style style:name="T1" style:family="text">
      <style:text-properties fo:color="#1f3864" loext:opacity="100%" style:font-name="Arial" fo:font-size="30pt" fo:font-weight="bold" style:font-name-asian="Arial3" style:font-size-asian="30pt" style:font-weight-asian="bold" style:font-name-complex="Arial3" style:font-size-complex="30pt" style:font-weight-complex="bold"/>
    </style:style>
    <style:style style:name="T2" style:family="text">
      <style:text-properties fo:color="#2e5090" loext:opacity="100%" style:font-name="Arial" fo:font-size="20pt" style:font-name-asian="Arial3" style:font-size-asian="20pt" style:font-name-complex="Arial3" style:font-size-complex="20pt"/>
    </style:style>
    <style:style style:name="T3" style:family="text">
      <style:text-properties fo:color="#666666" loext:opacity="100%" style:font-name="Arial" fo:font-size="14pt" fo:font-style="italic" style:font-name-asian="Arial3" style:font-size-asian="14pt" style:font-style-asian="italic" style:font-name-complex="Arial3" style:font-size-complex="14pt" style:font-style-complex="italic"/>
    </style:style>
    <style:style style:name="T4" style:family="text">
      <style:text-properties fo:color="#888888" loext:opacity="100%" style:font-name="Arial" fo:font-size="11pt" officeooo:rsid="0014ef82" style:font-name-asian="Arial3" style:font-size-asian="11pt" style:font-name-complex="Arial3" style:font-size-complex="11pt"/>
    </style:style>
    <style:style style:name="T5" style:family="text">
      <style:text-properties fo:color="#888888" loext:opacity="100%" style:font-name="Arial" fo:font-size="11pt" style:font-name-asian="Arial3" style:font-size-asian="11pt" style:font-name-complex="Arial3" style:font-size-complex="11pt"/>
    </style:style>
    <style:style style:name="T6" style:family="text">
      <style:text-properties fo:color="#aaaaaa" loext:opacity="100%" style:font-name="Arial" fo:font-size="10pt" fo:font-style="italic" style:font-name-asian="Arial3" style:font-size-asian="10pt" style:font-style-asian="italic" style:font-name-complex="Arial3" style:font-size-complex="10pt" style:font-style-complex="italic"/>
    </style:style>
    <style:style style:name="T7" style:family="text">
      <style:text-properties fo:color="#1f3864" loext:opacity="100%" style:font-name="Arial" fo:font-size="18pt" fo:font-weight="bold" style:font-name-asian="Arial3" style:font-size-asian="18pt" style:font-weight-asian="bold" style:font-name-complex="Arial3" style:font-size-complex="18pt" style:font-weight-complex="bold"/>
    </style:style>
    <style:style style:name="T8" style:family="text">
      <style:text-properties style:font-name="Arial" fo:font-size="11pt" style:font-name-asian="Arial3" style:font-size-asian="11pt" style:font-name-complex="Arial3" style:font-size-complex="11pt"/>
    </style:style>
    <style:style style:name="T9" style:family="text">
      <style:text-properties fo:color="#2e5090" loext:opacity="100%" style:font-name="Arial" fo:font-size="14pt" fo:font-weight="bold" style:font-name-asian="Arial3" style:font-size-asian="14pt" style:font-weight-asian="bold" style:font-name-complex="Arial3" style:font-size-complex="14pt" style:font-weight-complex="bold"/>
    </style:style>
    <style:style style:name="T10" style:family="text">
      <style:text-properties style:font-name="Arial" fo:font-size="11pt" officeooo:rsid="0014ef82" style:font-name-asian="Arial3" style:font-size-asian="11pt" style:font-name-complex="Arial3" style:font-size-complex="11pt"/>
    </style:style>
    <style:style style:name="T11" style:family="text">
      <style:text-properties fo:color="#1f3864" loext:opacity="100%" style:font-name="Arial" fo:font-size="18pt" fo:font-weight="bold" officeooo:rsid="0014ef82" style:font-name-asian="Arial3" style:font-size-asian="18pt" style:font-weight-asian="bold" style:font-name-complex="Arial3" style:font-size-complex="18pt" style:font-weight-complex="bold"/>
    </style:style>
    <style:style style:name="T12" style:family="text">
      <style:text-properties fo:color="#1f3864" loext:opacity="100%" style:font-name="Arial" fo:font-size="18pt" fo:font-weight="bold" officeooo:rsid="00155bfe" style:font-name-asian="Arial3" style:font-size-asian="18pt" style:font-weight-asian="bold" style:font-name-complex="Arial3" style:font-size-complex="18pt" style:font-weight-complex="bold"/>
    </style:style>
    <style:style style:name="T13" style:family="text">
      <style:text-properties style:font-name="Arial" fo:font-size="11pt" officeooo:rsid="00155bfe" style:font-name-asian="Arial3" style:font-size-asian="11pt" style:font-name-complex="Arial3" style:font-size-complex="11pt"/>
    </style:style>
    <style:style style:name="T14" style:family="text">
      <style:text-properties fo:color="#2e5090" loext:opacity="100%" style:font-name="Arial" fo:font-size="14pt" fo:font-weight="bold" officeooo:rsid="00155bfe" style:font-name-asian="Arial3" style:font-size-asian="14pt" style:font-weight-asian="bold" style:font-name-complex="Arial3" style:font-size-complex="14pt" style:font-weight-complex="bold"/>
    </style:style>
    <style:style style:name="T15" style:family="text">
      <style:text-properties fo:color="#1f3864" loext:opacity="100%" style:font-name="Arial" fo:font-size="10pt" fo:font-weight="bold" style:font-name-asian="Arial3" style:font-size-asian="10pt" style:font-weight-asian="bold" style:font-name-complex="Arial3" style:font-size-complex="10pt" style:font-weight-complex="bold"/>
    </style:style>
    <style:style style:name="T16" style:family="text">
      <style:text-properties style:font-name="Arial" fo:font-size="10pt" style:font-name-asian="Arial3" style:font-size-asian="10pt" style:font-name-complex="Arial3" style:font-size-complex="10pt"/>
    </style:style>
    <style:style style:name="T17" style:family="text">
      <style:text-properties fo:color="#2b2b2b" loext:opacity="100%" style:font-name="Courier New" fo:font-size="9pt" style:font-name-asian="Courier New1" style:font-size-asian="9pt" style:font-name-complex="Courier New1" style:font-size-complex="9pt"/>
    </style:style>
    <style:style style:name="T18" style:family="text">
      <style:text-properties fo:color="#1f3864" loext:opacity="100%" style:font-name="Arial" fo:font-size="18pt" fo:font-weight="bold" officeooo:rsid="001786e2" style:font-name-asian="Arial3" style:font-size-asian="18pt" style:font-weight-asian="bold" style:font-name-complex="Arial3" style:font-size-complex="18pt" style:font-weight-complex="bold"/>
    </style:style>
    <style:style style:name="T19" style:family="text">
      <style:text-properties fo:color="#2e5090" loext:opacity="100%" style:font-name="Arial" fo:font-size="14pt" fo:font-weight="bold" officeooo:rsid="0016b80c" style:font-name-asian="Arial3" style:font-size-asian="14pt" style:font-weight-asian="bold" style:font-name-complex="Arial3" style:font-size-complex="14pt" style:font-weight-complex="bold"/>
    </style:style>
    <style:style style:name="T20" style:family="text">
      <style:text-properties style:font-name="Arial" fo:font-size="11pt" officeooo:rsid="0016b80c" style:font-name-asian="Arial3" style:font-size-asian="11pt" style:font-name-complex="Arial3" style:font-size-complex="11pt"/>
    </style:style>
    <style:style style:name="T21" style:family="text">
      <style:text-properties fo:color="#2e5090" loext:opacity="100%" style:font-name="Arial" fo:font-size="14pt" fo:font-weight="bold" officeooo:rsid="0019ab9f" style:font-name-asian="Arial3" style:font-size-asian="14pt" style:font-weight-asian="bold" style:font-name-complex="Arial3" style:font-size-complex="14pt" style:font-weight-complex="bold"/>
    </style:style>
    <style:style style:name="T22" style:family="text">
      <style:text-properties style:font-name="Arial" fo:font-size="11pt" officeooo:rsid="001786e2" style:font-name-asian="Arial3" style:font-size-asian="11pt" style:font-name-complex="Arial3" style:font-size-complex="11pt"/>
    </style:style>
    <style:style style:name="T23" style:family="text">
      <style:text-properties fo:color="#2e75b6" loext:opacity="100%" style:font-name="Arial" fo:font-size="12pt" fo:font-weight="bold" style:font-name-asian="Arial3" style:font-size-asian="12pt" style:font-weight-asian="bold" style:font-name-complex="Arial3" style:font-size-complex="12pt" style:font-weight-complex="bold"/>
    </style:style>
    <style:style style:name="T24" style:family="text">
      <style:text-properties fo:color="#2e5090" loext:opacity="100%" style:font-name="Arial" fo:font-size="14pt" fo:font-weight="bold" officeooo:rsid="001786e2" style:font-name-asian="Arial3" style:font-size-asian="14pt" style:font-weight-asian="bold" style:font-name-complex="Arial3" style:font-size-complex="14pt" style:font-weight-complex="bold"/>
    </style:style>
    <style:style style:name="T25" style:family="text">
      <style:text-properties fo:color="#1f3864" loext:opacity="100%" style:font-name="Arial" fo:font-weight="bold" style:font-name-asian="Arial3" style:font-weight-asian="bold" style:font-name-complex="Arial3" style:font-weight-complex="bold"/>
    </style:style>
    <style:style style:name="T26" style:family="text">
      <style:text-properties fo:color="#1f3864" loext:opacity="100%" style:font-name="Arial" fo:font-size="18pt" fo:font-weight="bold" officeooo:rsid="00184c66" style:font-name-asian="Arial3" style:font-size-asian="18pt" style:font-weight-asian="bold" style:font-name-complex="Arial3" style:font-size-complex="18pt" style:font-weight-complex="bold"/>
    </style:style>
    <style:style style:name="T27" style:family="text">
      <style:text-properties style:font-name="Arial" fo:font-size="11pt" fo:font-weight="bold" style:font-name-asian="Arial3" style:font-size-asian="11pt" style:font-weight-asian="bold" style:font-name-complex="Arial3" style:font-size-complex="11pt" style:font-weight-complex="bold"/>
    </style:style>
    <style:style style:name="T28" style:family="text">
      <style:text-properties style:font-name="Arial" fo:font-size="11pt" officeooo:rsid="00184c66" style:font-name-asian="Arial3" style:font-size-asian="11pt" style:font-name-complex="Arial3" style:font-size-complex="11pt"/>
    </style:style>
    <style:style style:name="T29" style:family="text">
      <style:text-properties fo:color="#eaecf0" loext:opacity="100%"/>
    </style:style>
    <style:style style:name="T30" style:family="text">
      <style:text-properties fo:color="#5eeded" loext:opacity="100%"/>
    </style:style>
    <style:style style:name="T31" style:family="text">
      <style:text-properties officeooo:rsid="001786e2"/>
    </style:style>
    <style:style style:name="T32" style:family="text">
      <style:text-properties officeooo:rsid="0017a6a9"/>
    </style:style>
    <style:style style:name="T33" style:family="text">
      <style:text-properties fo:color="#1f3864" loext:opacity="100%" style:font-name="Arial" fo:font-size="18pt" fo:font-weight="bold" officeooo:rsid="0019ab9f" style:font-name-asian="Arial3" style:font-size-asian="18pt" style:font-weight-asian="bold" style:font-name-complex="Arial3" style:font-size-complex="18pt" style:font-weight-complex="bold"/>
    </style:style>
    <style:style style:name="T34" style:family="text">
      <style:text-properties officeooo:rsid="001b5df7"/>
    </style:style>
    <style:style style:name="T35" style:family="text">
      <style:text-properties officeooo:rsid="001dd0b1"/>
    </style:style>
    <style:style style:name="T36" style:family="text">
      <style:text-properties fo:color="#ffffff" loext:opacity="100%" style:font-name="Arial" fo:font-size="10pt" fo:font-weight="bold" style:font-name-asian="Arial3" style:font-size-asian="10pt" style:font-weight-asian="bold" style:font-name-complex="Arial3" style:font-size-complex="10pt" style:font-weight-complex="bold"/>
    </style:style>
    <style:style style:name="T37" style:family="text">
      <style:text-properties style:font-name="Courier New" fo:font-size="9pt" fo:font-weight="bold" style:font-name-asian="Courier New1" style:font-size-asian="9pt" style:font-weight-asian="bold" style:font-name-complex="Courier New1" style:font-size-complex="9pt" style:font-weight-complex="bold"/>
    </style:style>
    <style:style style:name="T38" style:family="text">
      <style:text-properties style:font-name="Arial" fo:font-size="10pt" fo:font-weight="normal" style:font-name-asian="Arial3" style:font-size-asian="10pt" style:font-weight-asian="normal" style:font-name-complex="Arial3" style:font-size-complex="10pt" style:font-weight-complex="normal"/>
    </style:style>
    <style:style style:name="T39" style:family="text">
      <style:text-properties fo:color="#aaaaaa" loext:opacity="100%" style:font-name="Arial" fo:font-size="9pt" fo:font-style="italic" style:font-name-asian="Arial3" style:font-size-asian="9pt" style:font-style-asian="italic" style:font-name-complex="Arial3" style:font-size-complex="9pt" style:font-style-complex="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Dokumentaion</text:span></text:p>
      <text:p text:style-name="P3"><text:span text:style-name="T2">Data-Challenges</text:span></text:p>
      <text:p text:style-name="P4"><text:span text:style-name="T3">Automatische Klassifikation römischer Keramikfragmente</text:span></text:p>
      <text:p text:style-name="P5"/>
      <text:p text:style-name="P6"><text:span text:style-name="T4">21.</text:span><text:span text:style-name="T5"> Februar 2026</text:span></text:p>
      <text:p text:style-name="P7"><text:span text:style-name="T6"/></text:p>
      <text:p text:style-name="P8"/>
      <text:h text:style-name="P9" text:outline-level="1"><text:span text:style-name="T7">1. Projektübersicht und Aufgabenstellung</text:span></text:h>
      <text:p text:style-name="P10"><text:span text:style-name="T8">Ziel des Projekts ist die automatische Klassifikation von Scherben römischer Keramikgefäße anhand ihrer Konturform. Gegeben ist ein Fragment (SVG-Datei mit der digitalisierten Kontur eines Teilstücks) sowie eine Bibliothek von Referenzkonturen vollständiger Gefäße verschiedener Typen.</text:span></text:p>
      <text:p text:style-name="P10"><text:span text:style-name="T8">Der Algorithmus soll für jedes Fragment bestimmen, zu welchem Gefäßtyp (z. B. Drag.33, Niederbieber15, Lud.SSa) es am wahrscheinlichsten gehört.</text:span></text:p>
      <text:p text:style-name="P11"/>
      <text:h text:style-name="P12" text:outline-level="2"><text:span text:style-name="T9">Grundlegende Herausforderung</text:span></text:h>
      <text:p text:style-name="P13"><text:span text:style-name="T8">Ein Fragment stellt immer nur einen kleinen Ausschnitt eines Gefäßes dar. Ein direkter Formvergleich ist daher nicht möglich, </text:span><text:span text:style-name="T10">deshalb muss</text:span><text:span text:style-name="T8"> das Fragment </text:span><text:span text:style-name="T10">in die richtige Position gebracht</text:span><text:span text:style-name="T8"> </text:span><text:span text:style-name="T10">und danach</text:span><text:span text:style-name="T8"> </text:span><text:span text:style-name="T10">skaliert</text:span><text:span text:style-name="T8"> werden, </text:span><text:span text:style-name="T10">damit</text:span><text:span text:style-name="T8"> ein sinnvoller Vergleich mit einer vollständigen Referenzkontur möglich ist.</text:span></text:p>
      <text:p text:style-name="P11"/>
      <text:h text:style-name="P12" text:outline-level="2"><text:span text:style-name="T9">Grundprinzip des Template-Matching</text:span></text:h>
      <text:list text:style-name="WWNum2">
        <text:list-item text:start-value="1">
          <text:p text:style-name="P14"><text:span text:style-name="T8">Alignment: Fragment und Referenz werden an ihrem höchsten Punkt (Gefäßrand oben) ausgerichtet, </text:span><text:span text:style-name="T10">mit anschliessender neuer Orientierung anhand Konturwerten.</text:span></text:p>
        </text:list-item>
        <text:list-item>
          <text:p text:style-name="P15"><text:span text:style-name="T8">Scale-Up: Das Fragment wird schrittweise </text:span><text:span text:style-name="T10">bis zu einer Maximalgröße </text:span><text:span text:style-name="T8">vergrößert</text:span></text:p>
        </text:list-item>
        <text:list-item>
          <text:p text:style-name="P14"><text:span text:style-name="T8">Scoring: Kombination aus Kontur-Score (Formsimilarität) und Coverage-Score (Flächenüberlappung im relevanten Y-Bereich)</text:span></text:p>
        </text:list-item>
      </text:list>
      <text:h text:style-name="P9" text:outline-level="1"><text:span text:style-name="T11">2</text:span><text:span text:style-name="T7">. V1 – V8: Feature-Engineering (0–5 % Accuracy)</text:span></text:h>
      <text:p text:style-name="P10"><text:span text:style-name="T8">Die ersten Versionen versuchten klassische Computer-Vision-Merkmale zu extrahieren und numerisch zu vergleichen:</text:span></text:p>
      <text:list text:continue-numbering="true" text:style-name="WWNum2">
        <text:list-item>
          <text:p text:style-name="P14"><text:span text:style-name="T8">Hu-Momente (mathematisch rotationsinvariant, aber für Fragmente unbrauchbar)</text:span></text:p>
        </text:list-item>
        <text:list-item>
          <text:p text:style-name="P14"><text:span text:style-name="T8">Fourier-Deskriptoren der Kontur (frequenzbasierte Formbeschreibung)</text:span></text:p>
        </text:list-item>
        <text:list-item>
          <text:p text:style-name="P14"><text:span text:style-name="T8">Krümmungshistogramme (Verteilung der lokalen Krümmungswerte entlang der Kontur)</text:span></text:p>
        </text:list-item>
        <text:list-item>
          <text:p text:style-name="P14"><text:span text:style-name="T8">Bounding-Box-Verhältnisse (Höhe zu Breite, Aspektverhältnis)</text:span></text:p>
        </text:list-item>
      </text:list>
      <text:p text:style-name="P11"/>
      <text:h text:style-name="P12" text:outline-level="2"><text:span text:style-name="T9">Warum diese Ansätze scheiterten</text:span></text:h>
      <text:p text:style-name="P10"><text:span text:style-name="T8">Alle Feature-Engineering-Methoden berechnen globale Eigenschaften der Gesamtkontur. Ein Fragment ist aber immer nur ein kleiner Ausschnitt des Gefäßes, ein Randstück hat nach keinem dieser Merkmale Ähnlichkeit mit dem vollständigen Gefäß, von dem es stammt.</text:span></text:p>
      <text:p text:style-name="P16"/>
      <text:h text:style-name="P9" text:outline-level="1"><text:soft-page-break/><text:span text:style-name="T11">3</text:span><text:span text:style-name="T7">. V</text:span><text:span text:style-name="T12">10</text:span><text:span text:style-name="T7">: Bidirektionaler Kontur-Score + Alignment-Fix</text:span></text:h>
      <text:p text:style-name="P10"><text:span text:style-name="T8">V</text:span><text:span text:style-name="T13">10</text:span><text:span text:style-name="T8"> markiert den </text:span><text:span text:style-name="T10">Wechsel zu einem komplet anderen Denkansatz</text:span><text:span text:style-name="T8">: weg vom Feature-Engineering, hin zum direkten Template-Matching per Konturvergleich.</text:span></text:p>
      <text:p text:style-name="P11"/>
      <text:h text:style-name="P12" text:outline-level="2"><text:span text:style-name="T9">Problem in Vorgängerversionen</text:span></text:h>
      <text:p text:style-name="P17"><text:span text:style-name="T8">Das Alignment war fehlerhaft: Nur die Y-Achse wurde berücksichtigt, die X-Position blieb zufällig. Außerdem war der Score asymmetrisch, </text:span><text:span text:style-name="T10">was dazu führt, </text:span><text:span text:style-name="T13">dass </text:span><text:span text:style-name="T8">ein kleines Fragment, </text:span><text:span text:style-name="T13">welches</text:span><text:span text:style-name="T8"> zufällig vollständig innerhalb der Referenzkontur lag, einen Score von 1.0 </text:span><text:span text:style-name="T13">bekommt</text:span><text:span text:style-name="T8">.</text:span></text:p>
      <text:p text:style-name="P11"/>
      <text:h text:style-name="P12" text:outline-level="2"><text:span text:style-name="T9">Änderungen in V</text:span><text:span text:style-name="T14">10</text:span></text:h>
      <table:table table:name="Table2" table:style-name="Table2">
        <table:table-column table:style-name="Table2.A"/>
        <table:table-column table:style-name="Table2.B"/>
        <table:table-row table:style-name="Table2.1">
          <table:table-cell table:style-name="Table2.A1" office:value-type="string">
            <text:p text:style-name="Standard"><text:span text:style-name="T15">Alignment</text:span></text:p>
          </table:table-cell>
          <table:table-cell table:style-name="Table2.B1" office:value-type="string">
            <text:p text:style-name="Standard"><text:span text:style-name="T16">Fragment und Referenz werden an ihrem jeweiligen höchsten Punkt (argmax Y) ausgerichtet — sowohl X- als auch Y-Koordinate.</text:span></text:p>
          </table:table-cell>
        </table:table-row>
        <table:table-row table:style-name="Table2.1">
          <table:table-cell table:style-name="Table2.A1" office:value-type="string">
            <text:p text:style-name="Standard"><text:span text:style-name="T15">Kontur-Score</text:span></text:p>
          </table:table-cell>
          <table:table-cell table:style-name="Table2.B1" office:value-type="string">
            <text:p text:style-name="Standard"><text:span text:style-name="T16">Bidirektional: d_frag→ref (Abstand jedes Fragmentpunkts zur nächsten Referenzlinie) + d_ref→frag (Abstand jedes Referenzpunkts zum nächsten Fragmentpunkt).</text:span></text:p>
          </table:table-cell>
        </table:table-row>
        <table:table-row table:style-name="Table2.1">
          <table:table-cell table:style-name="Table2.A1" office:value-type="string">
            <text:p text:style-name="Standard"><text:span text:style-name="T15">Formel</text:span></text:p>
          </table:table-cell>
          <table:table-cell table:style-name="Table2.B1" office:value-type="string">
            <text:p text:style-name="Standard"><text:span text:style-name="T16">1 / (1 + (d_frag + d_ref) / 2) × 5</text:span></text:p>
          </table:table-cell>
        </table:table-row>
      </table:table>
      <text:p text:style-name="P11"/>
      <text:p text:style-name="P10"><text:span text:style-name="T8">Der bidirektionale Score bestraft sowohl wenn das Fragment weit von der Referenz entfernt liegt (d_frag groß) als auch wenn die Referenz weit vom Fragment entfernt liegt (d_ref groß).</text:span></text:p>
      <text:p text:style-name="P16"/>
      <text:h text:style-name="P9" text:outline-level="1"><text:span text:style-name="T12">4</text:span><text:span text:style-name="T7">. V11: Entfernung der X-Rezentrierung</text:span></text:h>
      <text:h text:style-name="P12" text:outline-level="2"><text:span text:style-name="T9">Problem</text:span></text:h>
      <text:p text:style-name="P10"><text:span text:style-name="T8">V10 hatte versucht, nach dem Scale-Up das Fragment neu zu zentrieren. Das ergab identische Ergebnisse unabhängig vom Scale-Faktor, weil die X-Position durch die Rezentrierung immer wieder zurückgesetzt wurde.</text:span></text:p>
      <text:p text:style-name="P11"/>
      <text:h text:style-name="P18" text:outline-level="2"><text:span text:style-name="T9">Änderungen in V</text:span><text:span text:style-name="T14">11</text:span></text:h>
      <text:p text:style-name="P10"><text:span text:style-name="T8">Der Scale-Up-Algorithmus skaliert das Fragment um den Ankerpunkt ref_top (oberstes Referenzpunkt). Dadurch wird das Fragment automatisch korrekt positioniert, eine nachträgliche X-Rezentrierung macht diesen Positionierungseffekt rückgängig. Lösung: </text:span><text:span text:style-name="T13">Feature B auch genannt </text:span><text:span text:style-name="T8">X-Rezentrierung </text:span><text:span text:style-name="T13">wurde vorerst </text:span><text:span text:style-name="T8">ersatzlos entfernt.</text:span></text:p>
      <text:p text:style-name="P16"/>
      <text:h text:style-name="P9" text:outline-level="1"><text:soft-page-break/><text:span text:style-name="T12">5</text:span><text:span text:style-name="T7">. V12 / V13: Flächenvergleich und IoU</text:span></text:h>
      <text:h text:style-name="P12" text:outline-level="2"><text:span text:style-name="T9">Kontur + Fläche kombiniert</text:span></text:h>
      <text:p text:style-name="P10"><text:span text:style-name="T8">Reiner Kontur-Score bevorzugte manchmal Referenzen, die zufällig ähnliche Randpunkte hatten, aber ganz anders geformt waren. Zusätzlich zur Formsimilarität der Konturen wird die Flächenüberlappung (geometrische Schnittmenge) als zweite Score-Komponente eingeführt.</text:span></text:p>
      <text:p text:style-name="P11"/>
      <text:h text:style-name="P18" text:outline-level="2"><text:span text:style-name="T9">Änderungen in V</text:span><text:span text:style-name="T14">12/</text:span><text:span text:style-name="T9">13: IoU statt reiner Intersection</text:span></text:h>
      <text:p text:style-name="P10"><text:span text:style-name="T8">Die reine Interse</text:span><text:span text:style-name="T13">k</text:span><text:span text:style-name="T8">tion</text:span><text:span text:style-name="T13">sf</text:span><text:span text:style-name="T8">läche bevorzugte große Fragmente unfair. Lösung: Normierung durch IoU (Intersection over Union):</text:span></text:p>
      <text:p text:style-name="P19"><text:span text:style-name="T17">IoU = Schnittfläche / (Ref-Fläche + Fragment-Fläche - Schnittfläche)</text:span></text:p>
      <text:p text:style-name="P11"/>
      <text:p text:style-name="P10"><text:span text:style-name="T8">IoU normiert die Überlappung auf die Gesamtfläche beider Formen. Bestraft wird sowohl wenn das Fragment zu groß ist (ragt weit über Referenz hinaus) als auch wenn es zu klein ist.</text:span></text:p>
      <text:p text:style-name="P16"/>
      <text:h text:style-name="P9" text:outline-level="1"><text:span text:style-name="T18">6</text:span><text:span text:style-name="T7">. V14 / V15: Y-Streifen Coverage + X-Shift</text:span></text:h>
      <text:h text:style-name="P12" text:outline-level="2"><text:span text:style-name="T9">Problem mit globalem IoU</text:span></text:h>
      <text:p text:style-name="P10"><text:span text:style-name="T8">Globaler IoU vergleicht die vollständigen Gesamtflächen. Ein Fragment das nur den oberen Rand eines großen Gefäßes darstellt, hat eine sehr niedrige globale Überlappung mit der Referenz, selbst wenn es dort perfekt passt. Der untere Teil des Gefäßes fehlt im Fragment und zieht den Score nach unten, obwohl dieser Bereich gar nicht verglichen werden sollte.</text:span></text:p>
      <text:p text:style-name="P11"/>
      <text:h text:style-name="P20" text:outline-level="2"><text:span text:style-name="T9">Änderungen in V1</text:span><text:span text:style-name="T19">4</text:span><text:span text:style-name="T9">: Y-Streifen Coverage</text:span></text:h>
      <text:p text:style-name="P10"><text:span text:style-name="T8">Der Coverage-Score wird auf den Y-Bereich des Fragments eingeschränkt. Nur der Teil der Referenzkontur, der sich i</text:span><text:span text:style-name="T20">m selben horizontalen Bereich auf der y-Achse</text:span><text:span text:style-name="T8"> wie das Fragment befindet (Y-Streifen), wird in die Berechnung einbezogen.</text:span></text:p>
      <table:table table:name="Table3" table:style-name="Table3">
        <table:table-column table:style-name="Table3.A"/>
        <table:table-column table:style-name="Table3.B"/>
        <table:table-row table:style-name="Table3.1">
          <table:table-cell table:style-name="Table3.A1" office:value-type="string">
            <text:p text:style-name="Standard"><text:span text:style-name="T15">Y-Streifen</text:span></text:p>
          </table:table-cell>
          <table:table-cell table:style-name="Table3.B1" office:value-type="string">
            <text:p text:style-name="Standard"><text:span text:style-name="T16">Box von y_min bis y_max des Fragments, volle Breite</text:span></text:p>
          </table:table-cell>
        </table:table-row>
        <table:table-row table:style-name="Table3.1">
          <table:table-cell table:style-name="Table3.A1" office:value-type="string">
            <text:p text:style-name="Standard"><text:span text:style-name="T15">ref_strip</text:span></text:p>
          </table:table-cell>
          <table:table-cell table:style-name="Table3.B1" office:value-type="string">
            <text:p text:style-name="Standard"><text:span text:style-name="T16">Geometrische Schnittmenge der Referenzfläche mit dem Y-Streifen</text:span></text:p>
          </table:table-cell>
        </table:table-row>
        <table:table-row table:style-name="Table3.1">
          <table:table-cell table:style-name="Table3.A1" office:value-type="string">
            <text:p text:style-name="Standard"><text:span text:style-name="T15">Score</text:span></text:p>
          </table:table-cell>
          <table:table-cell table:style-name="Table3.B1" office:value-type="string">
            <text:p text:style-name="Standard"><text:span text:style-name="T16">intersection(ref_strip, fragment) / ref_strip.area</text:span></text:p>
          </table:table-cell>
        </table:table-row>
      </table:table>
      <text:p text:style-name="P11"/>
      <text:h text:style-name="P20" text:outline-level="2"><text:span text:style-name="T9">Änderungen in V15: X-Shift-Optimierung</text:span></text:h>
      <text:p text:style-name="P10"><text:span text:style-name="T20">Das Feature B, welches in V11 komplett abgeschaltet wurde, wird nun wieder in veraenderter Form hinzugefügt. </text:span><text:span text:style-name="T8">Bei jedem Scale-Schritt wird eine horizontale Verschiebung des Fragments optimiert. Das Fragment kann sich seitwärts bewegen, um den optimalen Kontur-Score zu finden. Dadurch werden Fragmente die gut passen, aber leicht horizontal </text:span><text:soft-page-break/><text:span text:style-name="T8">versetzt sind, nicht mehr ungerecht bewertet.<text:line-break/><text:line-break/></text:span><text:span text:style-name="T20">Hier sollte ich noch hinzufügen, dass dieses Feature auf Grund schlechter Ergebnisse auch wieder sofort abgeschaltet wurde….</text:span></text:p>
      <text:p text:style-name="P16"/>
      <text:h text:style-name="P9" text:outline-level="1"><text:span text:style-name="T18">7</text:span><text:span text:style-name="T7">. V16: Einseitiger Kontur-Score + Batch-Visualisierung</text:span></text:h>
      <text:h text:style-name="P12" text:outline-level="2"><text:span text:style-name="T9">Problem: </text:span><text:span text:style-name="T21">Kontur zwischen beiden Linien der Referenz</text:span></text:h>
      <text:p text:style-name="P10"><text:span text:style-name="T8">Bei Gefäßreferenzen mit zwei Konturlinien (Innen- und Außenwand) konnte ein Fragment, das sich zufällig zwischen beiden Linien befand, einen sehr hohen bidirektionalen Score erzielen:</text:span></text:p>
      <text:list xml:id="list21751125634898" text:continue-numbering="true" text:style-name="WWNum2">
        <text:list-item>
          <text:p text:style-name="P14"><text:span text:style-name="T8">d_frag→ref ist klein, weil jeder Fragmentpunkt eine der beiden Linien in der Nähe hat</text:span></text:p>
        </text:list-item>
        <text:list-item>
          <text:p text:style-name="P14"><text:span text:style-name="T8">d_ref→frag ist klein, weil jede Referenzlinie Fragmentpunkte in der Nähe hat</text:span></text:p>
        </text:list-item>
      </text:list>
      <text:p text:style-name="P10"><text:span text:style-name="T8">Das Fragment lag aber gar nicht auf der Gefäßform, sondern nur zufällig zwischen den beiden Konturen.</text:span></text:p>
      <text:p text:style-name="P11"/>
      <text:h text:style-name="P20" text:outline-level="2"><text:span text:style-name="T9">Änderungen in V16: Feature C ---&gt; Einseitiger Kontur-Score (später verworfen)</text:span></text:h>
      <text:p text:style-name="P10"><text:span text:style-name="T8">Versuch: Nur d_frag→ref verwenden. Dieser Ansatz lieferte in der Praxis aber schlechtere Gesamtergebnisse und in V17 </text:span><text:span text:style-name="T20">wurde </text:span><text:span text:style-name="T8">wieder zum bidirektionalen Score zurückgekehrt.</text:span></text:p>
      <text:p text:style-name="P11"/>
      <text:h text:style-name="P20" text:outline-level="2"><text:span text:style-name="T9">Batch-Visualisierung</text:span></text:h>
      <text:p text:style-name="P10"><text:span text:style-name="T8">Neuer Modus: Ein Fragment wird gegen alle Referenzen </text:span><text:span text:style-name="T20">verglichen</text:span><text:span text:style-name="T8"> und die Ergebnisse werden </text:span><text:span text:style-name="T20">in Form einer mehrseitigen</text:span><text:span text:style-name="T8"> PDF exportiert. True Class erscheint auf grünem Hintergrund immer zuerst, dann folgen alle anderen Referenzen nach Score sortiert. </text:span><text:span text:style-name="T20">Sehr gut um zu schauen wo Klassifizierungsprobleme bei Testfragmenten liegen, dessen True Class nicht in den Top-5 auftaucht.</text:span></text:p>
      <text:p text:style-name="P16"/>
      <text:h text:style-name="P21" text:outline-level="1"><text:soft-page-break/></text:h>
      <text:h text:style-name="P21" text:outline-level="1"/>
      <text:h text:style-name="P9" text:outline-level="1"><text:span text:style-name="T18">8</text:span><text:span text:style-name="T7">. V17: Symmetrischer Y-Streifen IoU + Y-Gewichtung </text:span></text:h>
      <text:p text:style-name="P10"><text:span text:style-name="T8">V17 ist die Basis-Version mit der bisher besten Accuracy: 24.3 % Top-1, 22/41 Top-5 Hits.</text:span><text:span text:style-name="T22">(veraltet)</text:span></text:p>
      <text:p text:style-name="P11"/>
      <text:h text:style-name="P12" text:outline-level="2"><text:span text:style-name="T9">Feature A2: Symmetrischer Y-Streifen Score</text:span></text:h>
      <text:h text:style-name="P22" text:outline-level="3"><text:span text:style-name="T23">Problem mit asymmetrischem Score</text:span></text:h>
      <text:p text:style-name="P10"><text:span text:style-name="T8">Der bisherige Y-Streifen-Score (intersection / ref_strip_area) ist asymmetrisch: Er bestraft nicht, wenn die Referenz viel breiter ist als das Fragment. Ein breites Gefäß mit einer großen Referenzfläche im Y-Streifen konnte hohe Scores erzielen, obwohl das Fragment nur einen kleinen seitlichen Bereich abdeckte.</text:span></text:p>
      <text:p text:style-name="P11"/>
      <text:h text:style-name="P22" text:outline-level="3"><text:span text:style-name="T23">Lösung: IoU im Y-Streifen</text:span></text:h>
      <text:p text:style-name="P19"><text:span text:style-name="T17">Score = intersection / (ref_strip.area + fragment.area - intersection)</text:span></text:p>
      <text:p text:style-name="P11"/>
      <text:p text:style-name="P10"><text:span text:style-name="T8">Jetzt wird in beide Richtungen bestraft: Das Fragment ragt über die Referenz hinaus UND der Referenz-Streifen wird nicht vollständig vom Fragment abgedeckt. Breite Referenzen bekommen eine stärkere Strafe.</text:span></text:p>
      <text:p text:style-name="P11"/>
      <text:h text:style-name="P12" text:outline-level="2"><text:span text:style-name="T9">Feature D: Y-Gewichteter Overlap (Exponent 4.0 </text:span><text:span text:style-name="T24">liefert beste Ergebnisse</text:span><text:span text:style-name="T9">)</text:span></text:h>
      <text:h text:style-name="P22" text:outline-level="3"><text:span text:style-name="T23">Problem</text:span></text:h>
      <text:p text:style-name="P10"><text:span text:style-name="T8">Ein großer Flächenüberlapp tief im Gefäß (weit vom Rand entfernt) konnte einen schlechten Match am Gefäßrand kompensieren. Der Rand (</text:span><text:span text:style-name="T22">Lippe, </text:span><text:span text:style-name="T8">obere Zone) ist aber das wichtigste Bestimmungsmerkmal für den Gefäßtyp.</text:span></text:p>
      <text:p text:style-name="P11"/>
      <text:h text:style-name="P22" text:outline-level="3"><text:span text:style-name="T23">Lösung: Gewichtete horizontale Scheiben</text:span></text:h>
      <text:p text:style-name="P10"><text:span text:style-name="T8">Der Coverage-Score wird in 40 horizontale Scheiben aufgeteilt. Jede Scheibe bekommt ein Gewicht proportional zu ihrer Y-Position:</text:span></text:p>
      <text:p text:style-name="P19"><text:span text:style-name="T17">Gewicht(y) = ((y - y_min) / (y_max - y_min)) ^ 4.0</text:span></text:p>
      <text:p text:style-name="P11"/>
      <table:table table:name="Table4" table:style-name="Table4">
        <table:table-column table:style-name="Table4.A"/>
        <table:table-column table:style-name="Table4.B"/>
        <table:table-row table:style-name="Table4.1">
          <table:table-cell table:style-name="Table4.A1" office:value-type="string">
            <text:p text:style-name="Standard"><text:span text:style-name="T15">Y nahe 0 (oben, Rand)</text:span></text:p>
          </table:table-cell>
          <table:table-cell table:style-name="Table4.B1" office:value-type="string">
            <text:p text:style-name="Standard"><text:span text:style-name="T16">Gewicht ≈ 1.0 <text:s/>→ <text:s/>höchster Einfluss auf Gesamtscore</text:span></text:p>
          </table:table-cell>
        </table:table-row>
        <text:soft-page-break/>
        <table:table-row table:style-name="Table4.1">
          <table:table-cell table:style-name="Table4.A1" office:value-type="string">
            <text:p text:style-name="Standard"><text:span text:style-name="T15">Y tief (unterer Bereich)</text:span></text:p>
          </table:table-cell>
          <table:table-cell table:style-name="Table4.B1" office:value-type="string">
            <text:p text:style-name="Standard"><text:span text:style-name="T16">Gewicht ≈ 0.0 <text:s/>→ <text:s/>kaum Einfluss</text:span></text:p>
          </table:table-cell>
        </table:table-row>
        <table:table-row table:style-name="Table4.1">
          <table:table-cell table:style-name="Table4.A1" office:value-type="string">
            <text:p text:style-name="Standard"><text:span text:style-name="T15">Exponent 4.0</text:span></text:p>
          </table:table-cell>
          <table:table-cell table:style-name="Table4.B1" office:value-type="string">
            <text:p text:style-name="Standard"><text:span text:style-name="T16">Sehr steile Gewichtung: nur der oberste Bereich zählt nennenswert</text:span></text:p>
          </table:table-cell>
        </table:table-row>
      </table:table>
      <text:p text:style-name="P16"><text:span text:style-name="T25"/></text:p>
      <text:h text:style-name="P9" text:outline-level="1"><text:span text:style-name="T18">9</text:span><text:span text:style-name="T7">. </text:span><text:span text:style-name="T26">V18: </text:span><text:span text:style-name="T7">Kontur-Coverage Score (KC)</text:span></text:h>
      <text:h text:style-name="P12" text:outline-level="2"><text:span text:style-name="T9">Motivation</text:span></text:h>
      <text:p text:style-name="P10"><text:span text:style-name="T8">Der klassische Kontur-Score misst Durchschnittsdistanzen. Ein Wert von d_ref→frag = 75.2 px ist schwer zu interpretieren und kann irreführend sein.</text:span></text:p>
      <text:p text:style-name="P11"/>
      <text:p text:style-name="P10"><text:span text:style-name="T27">Konkretes Beispiel aus der Analyse: </text:span><text:span text:style-name="T8">d_frag→ref = 3.72 px (sehr gut), d_ref→frag = 75.20 px (sehr schlecht). Mittelwert wäre ca. 39 px — klingt moderat, verschleiert aber, dass fast die gesamte Referenzkontur weit weg vom Fragment liegt.</text:span></text:p>
      <text:p text:style-name="P11"/>
      <text:h text:style-name="P12" text:outline-level="2"><text:span text:style-name="T9">Neue Metrik: Anteil naher Referenzpunkte</text:span></text:h>
      <text:p text:style-name="P10"><text:span text:style-name="T8">Wie viel Prozent der Referenzkontur liegt innerhalb des Schwellwerts vom Fragment?</text:span></text:p>
      <text:p text:style-name="P19"><text:span text:style-name="T17">threshold <text:s text:c="4"/>= fragment_höhe_nach_scaleup * KONTUR_THRESHOLD_REL</text:span></text:p>
      <text:p text:style-name="P19"><text:span text:style-name="T17">d_ref_to_frag = cdist(ref, frag).min(axis=1)</text:span></text:p>
      <text:p text:style-name="P19"><text:span text:style-name="T17">abgedeckt <text:s text:c="4"/>= (d_ref_to_frag &lt; threshold).sum()</text:span></text:p>
      <text:p text:style-name="P19"><text:span text:style-name="T17">KC <text:s text:c="11"/>= abgedeckt / len(ref) <text:s text:c="2"/># 0.0 – 1.0</text:span></text:p>
      <text:p text:style-name="P11"/>
      <text:p text:style-name="P23">Direkt interpretierbar: KC = 0.72 bedeutet "72 % der Referenzkontur liegt nah am Fragment".</text:p>
      <text:p text:style-name="P24"><text:span text:style-name="T22">Dies wurde zuerst mit der besagten </text:span><text:span text:style-name="T28">prozentualen </text:span><text:span text:style-name="T22">threshold gelöst, allerdings habe ich nach mehreren Test herrausgefunden, dass ein statischer Score von </text:span>threshold <text:span text:style-name="T29">=</text:span> <text:span text:style-name="T30">1</text:span> <text:span text:style-name="T31">bessere Accuracy bringt.</text:span></text:p>
      <text:h text:style-name="P12" text:outline-level="2"><text:span text:style-name="T9">Drei-Komponenten-Gesamtscore</text:span></text:h>
      <table:table table:name="Table9" table:style-name="Table9">
        <table:table-column table:style-name="Table9.A"/>
        <table:table-column table:style-name="Table9.B"/>
        <table:table-row table:style-name="Table9.1">
          <table:table-cell table:style-name="Table9.A1" office:value-type="string">
            <text:p text:style-name="Standard"><text:span text:style-name="T15">CONTOUR_WEIGHT = 0.3</text:span></text:p>
          </table:table-cell>
          <table:table-cell table:style-name="Table9.B1" office:value-type="string">
            <text:p text:style-name="Standard"><text:span text:style-name="T16">Distanz-Kontur-Score: 1 / (1 + (d_frag + d_ref) / 2) × 5</text:span></text:p>
          </table:table-cell>
        </table:table-row>
        <table:table-row table:style-name="Table9.1">
          <table:table-cell table:style-name="Table9.A1" office:value-type="string">
            <text:p text:style-name="Standard"><text:span text:style-name="T15">KONTUR_COV_WEIGHT = 0.3</text:span></text:p>
          </table:table-cell>
          <table:table-cell table:style-name="Table9.B1" office:value-type="string">
            <text:p text:style-name="Standard"><text:span text:style-name="T16">KC-Score: Anteil Referenzpunkte nah am Fragment (0.0–1.0)</text:span></text:p>
          </table:table-cell>
        </table:table-row>
        <table:table-row table:style-name="Table9.1">
          <table:table-cell table:style-name="Table9.A1" office:value-type="string">
            <text:p text:style-name="Standard"><text:span text:style-name="T15">COVERAGE_WEIGHT = 0.4</text:span></text:p>
          </table:table-cell>
          <table:table-cell table:style-name="Table9.B1" office:value-type="string">
            <text:p text:style-name="Standard"><text:span text:style-name="T16">Flächen-Coverage-Score (Y-Streifen mit Y-Gewichtung)</text:span></text:p>
          </table:table-cell>
        </table:table-row>
      </table:table>
      <text:p text:style-name="P25"/>
      <text:p text:style-name="P26">Final <text:span text:style-name="T32">score</text:span> = contour * 0.3 <text:s/>+ <text:s/>KC * 0.3 <text:s/>+ <text:s/>coverage * 0.4</text:p>
      <text:p text:style-name="P16"/>
      <text:p text:style-name="P16"/>
      <text:p text:style-name="P16"/>
      <text:p text:style-name="P16"/>
      <text:h text:style-name="P27" text:outline-level="1"><text:soft-page-break/><text:span text:style-name="T26">10</text:span><text:span text:style-name="T7">. V1</text:span><text:span text:style-name="T33">9</text:span><text:span text:style-name="T7">: </text:span>Pre-Scale X-Shift, <text:span text:style-name="T34">kein early Stopping und andere Changes</text:span></text:h>
      <text:h text:style-name="P28" text:outline-level="2">Pre-Scale X-Shift (ersetzt Feature B) </text:h>
      <text:p text:style-name="P29"><text:span text:style-name="Strong_20_Emphasis">Vorher (Feature B </text:span><text:span text:style-name="Strong_20_Emphasis"><text:span text:style-name="T34">was</text:span></text:span><text:span text:style-name="Strong_20_Emphasis"> deaktiviert </text:span><text:span text:style-name="Strong_20_Emphasis"><text:span text:style-name="T34">war</text:span></text:span><text:span text:style-name="Strong_20_Emphasis">):</text:span></text:p>
      <text:list text:style-name="L1">
        <text:list-item>
          <text:p text:style-name="P30">X-Shift wurde bei jedem Scale-Schritt neu optimiert </text:p>
        </text:list-item>
        <text:list-item>
          <text:p text:style-name="P30">Kriterium: Kontur-Score </text:p>
        </text:list-item>
        <text:list-item>
          <text:p text:style-name="P31">Problem: Zu instabil, nervöse Reaktion auf kleine Änderungen, <text:span text:style-name="T34">Fragment wandert zu weit nach rechts</text:span></text:p>
        </text:list-item>
      </text:list>
      <text:p text:style-name="P32">Jetzt (Pre-Scale X-Shift): </text:p>
      <text:list text:style-name="L2">
        <text:list-item>
          <text:p text:style-name="P33">Einmalig VOR dem ersten Scale-Schritt </text:p>
        </text:list-item>
        <text:list-item>
          <text:p text:style-name="P34">Testet 13 Positionen im Bereich ±30px </text:p>
        </text:list-item>
        <text:list-item>
          <text:p text:style-name="P34">Kriterium: KC-Score + Coverage-Score (beide Coverage-Metriken kombiniert) </text:p>
        </text:list-item>
        <text:list-item>
          <text:p text:style-name="P34">Bester Offset wird gespeichert und <text:span text:style-name="T34">als Startpunkt </text:span>für <text:span text:style-name="T34">die </text:span>GESAMTE Scale-Up-Schleife verwendet </text:p>
        </text:list-item>
        <text:list-item>
          <text:p text:style-name="P34">Danach <text:span text:style-name="T34">KEIN</text:span> weiteres Shiften mehr <text:span text:style-name="T34">auf der x-Achse</text:span></text:p>
        </text:list-item>
      </text:list>
      <text:h text:style-name="P28" text:outline-level="2">Kein Early Stopping mehr </text:h>
      <text:p text:style-name="P35">Vorher:</text:p>
      <text:list text:style-name="L3">
        <text:list-item>
          <text:p text:style-name="P36">PATIENCE = 3 <text:s/># Abbruch nach 3 Schritten ohne Verbesserung</text:p>
        </text:list-item>
        <text:list-item>
          <text:p text:style-name="P37">Scale-Up wurde bei ausbleibender Verbesserung des Kontur-Scores vorzeitig abgebrochen </text:p>
        </text:list-item>
        <text:list-item>
          <text:p text:style-name="P38">Problem: Da dieses early Stopping ein greedy Ansatz ist, kommt es oft vor, dass der “echte” höchste Score nicht vom Algo erfasst wird</text:p>
        </text:list-item>
      </text:list>
      <text:p text:style-name="P39">Jetzt:</text:p>
      <text:list text:style-name="L4">
        <text:list-item>
          <text:p text:style-name="P40"># PATIENCE entfernt: Scale-Up läuft immer bis SCALE_MAX (x4.0) durch </text:p>
        </text:list-item>
        <text:list-item>
          <text:p text:style-name="P41">Pro Schritt wird sofort der Gesamtscore berechnet (K + KC + Cov) </text:p>
        </text:list-item>
        <text:list-item>
          <text:p text:style-name="P41">Das gescalete Fragment mit dem besten Gesamtscore gewinnt </text:p>
        </text:list-item>
        <text:list-item>
          <text:p text:style-name="P42"><text:span text:style-name="T34">Nachteil: Algo hat kein early Stopping mehr, deshalb längere Laufzeit des Programms</text:span></text:p>
        </text:list-item>
      </text:list>
      <text:p text:style-name="P43"/>
      <text:p text:style-name="P44">SCALE_STEP angepasst <text:span text:style-name="T35">von:</text:span></text:p>
      <text:p text:style-name="P43">SCALE_STEP = 0.05 <text:s/># 61 Schritte von 1.0 bis 4.0</text:p>
      <text:p text:style-name="P45">auf</text:p>
      <text:p text:style-name="P45">SCALE_STEP = 0.1 <text:s text:c="2"/># 31 Schritte von 1.0 bis 4.0</text:p>
      <text:h text:style-name="P46" text:outline-level="1"><text:soft-page-break/>Alle konfigurierbaren Parameter</text:h>
      <text:p text:style-name="P1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Standard"><text:span text:style-name="T36">Parameter</text:span></text:p>
          </table:table-cell>
          <table:table-cell table:style-name="Table10.A1" office:value-type="string">
            <text:p text:style-name="Standard"><text:span text:style-name="T36">Standardwert</text:span></text:p>
          </table:table-cell>
          <table:table-cell table:style-name="Table10.A1" office:value-type="string">
            <text:p text:style-name="Standard"><text:span text:style-name="T36">Bedeutung / Wirkung</text:span></text:p>
          </table:table-cell>
        </table:table-row>
        <table:table-row table:style-name="Table10.1">
          <table:table-cell table:style-name="Table10.A2" office:value-type="string">
            <text:p text:style-name="Standard"><text:span text:style-name="T37">FEATURE_A2_SYMMETRIC</text:span></text:p>
          </table:table-cell>
          <table:table-cell table:style-name="Table10.B2" office:value-type="string">
            <text:p text:style-name="Standard"><text:span text:style-name="T38">True</text:span></text:p>
          </table:table-cell>
          <table:table-cell table:style-name="Table10.B2" office:value-type="string">
            <text:p text:style-name="Standard"><text:span text:style-name="T38">Symmetrischer Y-Streifen IoU: bestraft ungedeckte Referenz UND Fragment außerhalb</text:span></text:p>
          </table:table-cell>
        </table:table-row>
        <table:table-row table:style-name="Table10.1">
          <table:table-cell table:style-name="Table10.A2" office:value-type="string">
            <text:p text:style-name="Standard"><text:span text:style-name="T37">FEATURE_B_XSHIFT</text:span></text:p>
          </table:table-cell>
          <table:table-cell table:style-name="Table10.B2" office:value-type="string">
            <text:p text:style-name="Standard"><text:span text:style-name="T38">False</text:span></text:p>
          </table:table-cell>
          <table:table-cell table:style-name="Table10.B2" office:value-type="string">
            <text:p text:style-name="Standard"><text:span text:style-name="T38">X-Shift-Optimierung pro Scale-Schritt: Fragment sucht optimale horizontale Position</text:span></text:p>
          </table:table-cell>
        </table:table-row>
        <table:table-row table:style-name="Table10.1">
          <table:table-cell table:style-name="Table10.A2" office:value-type="string">
            <text:p text:style-name="Standard"><text:span text:style-name="T37">FEATURE_D_YWEIGHT</text:span></text:p>
          </table:table-cell>
          <table:table-cell table:style-name="Table10.B2" office:value-type="string">
            <text:p text:style-name="Standard"><text:span text:style-name="T38">True</text:span></text:p>
          </table:table-cell>
          <table:table-cell table:style-name="Table10.B2" office:value-type="string">
            <text:p text:style-name="Standard"><text:span text:style-name="T38">Y-Gewichteter Coverage-Score: obere Zone (Gefäßrand) zählt mehr als untere Zone</text:span></text:p>
          </table:table-cell>
        </table:table-row>
        <table:table-row table:style-name="Table10.1">
          <table:table-cell table:style-name="Table10.A2" office:value-type="string">
            <text:p text:style-name="Standard"><text:span text:style-name="T37">FEATURE_D_EXPONENT</text:span></text:p>
          </table:table-cell>
          <table:table-cell table:style-name="Table10.B2" office:value-type="string">
            <text:p text:style-name="Standard"><text:span text:style-name="T38">4.0</text:span></text:p>
          </table:table-cell>
          <table:table-cell table:style-name="Table10.B2" office:value-type="string">
            <text:p text:style-name="Standard"><text:span text:style-name="T38">Stärke der Y-Gewichtung: 1.0 = linear, 4.0 = sehr stark oben betont</text:span></text:p>
          </table:table-cell>
        </table:table-row>
        <table:table-row table:style-name="Table10.1">
          <table:table-cell table:style-name="Table10.A2" office:value-type="string">
            <text:p text:style-name="Standard"><text:span text:style-name="T37">FEATURE_E_XOVERHANG</text:span></text:p>
          </table:table-cell>
          <table:table-cell table:style-name="Table10.B2" office:value-type="string">
            <text:p text:style-name="Standard"><text:span text:style-name="T38">False</text:span></text:p>
          </table:table-cell>
          <table:table-cell table:style-name="Table10.B2" office:value-type="string">
            <text:p text:style-name="Standard"><text:span text:style-name="T38">X-Überhang-Penalty: bestraft Referenzfläche die seitlich über Fragment hinausragt</text:span></text:p>
          </table:table-cell>
        </table:table-row>
        <table:table-row table:style-name="Table10.1">
          <table:table-cell table:style-name="Table10.A2" office:value-type="string">
            <text:p text:style-name="Standard"><text:span text:style-name="T37">REF_PENALTY</text:span></text:p>
          </table:table-cell>
          <table:table-cell table:style-name="Table10.B2" office:value-type="string">
            <text:p text:style-name="Standard"><text:span text:style-name="T38">3.0</text:span></text:p>
          </table:table-cell>
          <table:table-cell table:style-name="Table10.B2" office:value-type="string">
            <text:p text:style-name="Standard"><text:span text:style-name="T38">Gewicht der ungedeckten Referenzfläche in der Penalty-Formel</text:span></text:p>
          </table:table-cell>
        </table:table-row>
        <table:table-row table:style-name="Table10.1">
          <table:table-cell table:style-name="Table10.A2" office:value-type="string">
            <text:p text:style-name="Standard"><text:span text:style-name="T37">FRAG_PENALTY</text:span></text:p>
          </table:table-cell>
          <table:table-cell table:style-name="Table10.B2" office:value-type="string">
            <text:p text:style-name="Standard"><text:span text:style-name="T38">0.5</text:span></text:p>
          </table:table-cell>
          <table:table-cell table:style-name="Table10.B2" office:value-type="string">
            <text:p text:style-name="Standard"><text:span text:style-name="T38">Gewicht der Fragment-Überschussfläche (milder, da Fragment immer Teilstück ist)</text:span></text:p>
          </table:table-cell>
        </table:table-row>
        <table:table-row table:style-name="Table10.1">
          <table:table-cell table:style-name="Table10.A2" office:value-type="string">
            <text:p text:style-name="Standard"><text:span text:style-name="T37">X_OVERHANG_STRENGTH</text:span></text:p>
          </table:table-cell>
          <table:table-cell table:style-name="Table10.B2" office:value-type="string">
            <text:p text:style-name="Standard"><text:span text:style-name="T38">1.0</text:span></text:p>
          </table:table-cell>
          <table:table-cell table:style-name="Table10.B2" office:value-type="string">
            <text:p text:style-name="Standard"><text:span text:style-name="T38">Stärke des X-Überhang-Penalties: 1.0 = bei 100 % Überhang → Score = 0</text:span></text:p>
          </table:table-cell>
        </table:table-row>
        <table:table-row table:style-name="Table10.1">
          <table:table-cell table:style-name="Table10.A2" office:value-type="string">
            <text:p text:style-name="Standard"><text:span text:style-name="T37">X_OVERHANG_EXPONENT</text:span></text:p>
          </table:table-cell>
          <table:table-cell table:style-name="Table10.B2" office:value-type="string">
            <text:p text:style-name="Standard"><text:span text:style-name="T38">2.0</text:span></text:p>
          </table:table-cell>
          <table:table-cell table:style-name="Table10.B2" office:value-type="string">
            <text:p text:style-name="Standard"><text:span text:style-name="T38">Kurvenform: 1.0 = linear, 2.0 = quadratisch (erst mild, dann steil)</text:span></text:p>
          </table:table-cell>
        </table:table-row>
        <table:table-row table:style-name="Table10.1">
          <table:table-cell table:style-name="Table10.A2" office:value-type="string">
            <text:p text:style-name="Standard"><text:span text:style-name="T37">KONTUR_THRESHOLD_REL</text:span></text:p>
          </table:table-cell>
          <table:table-cell table:style-name="Table10.B2" office:value-type="string">
            <text:p text:style-name="Standard"><text:span text:style-name="T38">0.08</text:span></text:p>
          </table:table-cell>
          <table:table-cell table:style-name="Table10.B2" office:value-type="string">
            <text:p text:style-name="Standard"><text:span text:style-name="T38">KC-Schwellwert als Anteil der Fragment-Höhe: 0.05 = streng, 0.15 = großzügig</text:span></text:p>
          </table:table-cell>
        </table:table-row>
        <table:table-row table:style-name="Table10.1">
          <table:table-cell table:style-name="Table10.A2" office:value-type="string">
            <text:p text:style-name="Standard"><text:span text:style-name="T37">CONTOUR_WEIGHT</text:span></text:p>
          </table:table-cell>
          <table:table-cell table:style-name="Table10.B2" office:value-type="string">
            <text:p text:style-name="Standard"><text:span text:style-name="T38">0.3</text:span></text:p>
          </table:table-cell>
          <table:table-cell table:style-name="Table10.B2" office:value-type="string">
            <text:p text:style-name="Standard"><text:span text:style-name="T38">Gewicht des Distanz-Kontur-Scores im Gesamtscore</text:span></text:p>
          </table:table-cell>
        </table:table-row>
        <table:table-row table:style-name="Table10.1">
          <table:table-cell table:style-name="Table10.A2" office:value-type="string">
            <text:p text:style-name="Standard"><text:span text:style-name="T37">KONTUR_COV_WEIGHT</text:span></text:p>
          </table:table-cell>
          <table:table-cell table:style-name="Table10.B2" office:value-type="string">
            <text:p text:style-name="Standard"><text:span text:style-name="T38">0.3</text:span></text:p>
          </table:table-cell>
          <table:table-cell table:style-name="Table10.B2" office:value-type="string">
            <text:p text:style-name="Standard"><text:span text:style-name="T38">Gewicht des KC-Scores im Gesamtscore</text:span></text:p>
          </table:table-cell>
        </table:table-row>
        <table:table-row table:style-name="Table10.1">
          <table:table-cell table:style-name="Table10.A2" office:value-type="string">
            <text:p text:style-name="Standard"><text:span text:style-name="T37">COVERAGE_WEIGHT</text:span></text:p>
          </table:table-cell>
          <table:table-cell table:style-name="Table10.B2" office:value-type="string">
            <text:p text:style-name="Standard"><text:span text:style-name="T38">0.4</text:span></text:p>
          </table:table-cell>
          <table:table-cell table:style-name="Table10.B2" office:value-type="string">
            <text:p text:style-name="Standard"><text:span text:style-name="T38">Gewicht des Flächen-Coverage-Scores im Gesamtscore</text:span></text:p>
          </table:table-cell>
        </table:table-row>
        <table:table-row table:style-name="Table10.1">
          <table:table-cell table:style-name="Table10.A2" office:value-type="string">
            <text:p text:style-name="Standard"><text:span text:style-name="T37">SCALE_MAX</text:span></text:p>
          </table:table-cell>
          <table:table-cell table:style-name="Table10.B2" office:value-type="string">
            <text:p text:style-name="Standard"><text:span text:style-name="T38">4.0</text:span></text:p>
          </table:table-cell>
          <table:table-cell table:style-name="Table10.B2" office:value-type="string">
            <text:p text:style-name="Standard"><text:span text:style-name="T38">Maximaler Scale-Up-Faktor</text:span></text:p>
          </table:table-cell>
        </table:table-row>
        <table:table-row table:style-name="Table10.1">
          <table:table-cell table:style-name="Table10.A2" office:value-type="string">
            <text:p text:style-name="Standard"><text:span text:style-name="T37">SCALE_STEP</text:span></text:p>
          </table:table-cell>
          <table:table-cell table:style-name="Table10.B2" office:value-type="string">
            <text:p text:style-name="Standard"><text:span text:style-name="T38">0.05</text:span></text:p>
          </table:table-cell>
          <table:table-cell table:style-name="Table10.B2" office:value-type="string">
            <text:p text:style-name="Standard"><text:span text:style-name="T38">Schrittgröße beim Scale-Up</text:span></text:p>
          </table:table-cell>
        </table:table-row>
        <table:table-row table:style-name="Table10.1">
          <table:table-cell table:style-name="Table10.A2" office:value-type="string">
            <text:p text:style-name="Standard"><text:span text:style-name="T37">PATIENCE</text:span></text:p>
          </table:table-cell>
          <table:table-cell table:style-name="Table10.B2" office:value-type="string">
            <text:p text:style-name="Standard"><text:span text:style-name="T38">3</text:span></text:p>
          </table:table-cell>
          <table:table-cell table:style-name="Table10.B2" office:value-type="string">
            <text:p text:style-name="Standard"><text:span text:style-name="T38">Early Stopping: Scale-Up bricht nach N Schritten ohne Verbesserung ab</text:span></text:p>
          </table:table-cell>
        </table:table-row>
      </table:table>
      <text:p text:style-name="P16"><text:span text:style-name="T7"/></text:p>
      <text:h text:style-name="P12" text:outline-level="2"><text:span text:style-name="T9">Visuelle Elemente in den Plots</text:span></text:h>
      <text:list text:continue-list="list21751125634898" text:style-name="WWNum2">
        <text:list-item>
          <text:p text:style-name="P14"><text:span text:style-name="T8">Blauer Gradient (linker Rand): Y-Gewichtungsvisualisierung, oben dunkel (hoch gewichtet), unten hell</text:span></text:p>
        </text:list-item>
        <text:list-item>
          <text:p text:style-name="P14"><text:span text:style-name="T8">Orange gestrichelte Linien: Y-Streifen-Grenzen (obere und untere Y-Grenze des Fragments)</text:span></text:p>
        </text:list-item>
        <text:list-item>
          <text:p text:style-name="P14"><text:span text:style-name="T8">Grüne Fläche: Überlappungsbereich (geometrische Schnittmenge)</text:span></text:p>
        </text:list-item>
      </text:list>
      <text:p text:style-name="P16"><text:span text:style-name="T3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3335in" fo:margin-bottom="0.111in" style:contextual-spacing="false"/>
      <style:text-properties fo:color="#1f3864" loext:opacity="100%" style:font-name="Arial2" fo:font-family="Arial" style:font-family-generic="swiss" style:font-pitch="variable" fo:font-size="18pt"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222in" fo:margin-bottom="0.0835in" style:contextual-spacing="false"/>
      <style:text-properties fo:color="#2e5090" loext:opacity="100%" style:font-name="Arial2" fo:font-family="Arial" style:font-family-generic="swiss"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chapter">
      <style:paragraph-properties fo:margin-top="0.1665in" fo:margin-bottom="0.0555in" style:contextual-spacing="false"/>
      <style:text-properties fo:color="#2e75b6" loext:opacity="100%" style:font-name="Arial2" fo:font-family="Arial" style:font-family-generic="swiss"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9</meta:editing-cycles>
    <meta:creation-date>2026-02-14T02:19:15.864000000</meta:creation-date>
    <dc:date>2026-02-22T02:17:49.870101300</dc:date>
    <meta:editing-duration>PT1H49M41S</meta:editing-duration>
    <meta:generator>LibreOffice/25.2.7.2$Windows_X86_64 LibreOffice_project/5cbfd1ab6520636bb5f7b99185aa69bd7456825d</meta:generator>
    <meta:document-statistic meta:table-count="5" meta:image-count="0" meta:object-count="0" meta:page-count="9" meta:paragraph-count="190" meta:word-count="1748" meta:character-count="12926" meta:non-whitespace-character-count="11346"/>
  </office:meta>
</office:document-meta>
</file>